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7.2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5" table:number-columns-repeated="1016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Kennewick Lion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arter</text:p>
          </table:table-cell>
          <table:table-cell table:style-name="ce5" office:value-type="string" calcext:value-type="string">
            <text:p>minutesRemaining</text:p>
          </table:table-cell>
          <table:table-cell table:style-name="ce5" office:value-type="string" calcext:value-type="string">
            <text:p>secondsRemaining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pponentScore</text:p>
          </table:table-cell>
          <table:table-cell table:style-name="ce3" office:value-type="string" calcext:value-type="string">
            <text:p>opponentName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ockfell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ockfelle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ockfelle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atc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atc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ohns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rkha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atch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ockfelle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Hatch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Hatch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lag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r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arkham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lag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Mile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efke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ile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8:08:02.661000000</dc:date>
    <meta:editing-cycles>12</meta:editing-cycles>
    <meta:editing-duration>PT36M50S</meta:editing-duration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